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list-style-name="LFO1" style:family="paragraph">
      <style:paragraph-properties fo:break-before="page"/>
      <style:text-properties fo:font-weight="bold" style:font-weight-asian="bold"/>
    </style:style>
    <style:style style:name="P2" style:parent-style-name="Standard" style:list-style-name="LFO1" style:family="paragraph">
      <style:text-properties fo:font-weight="bold" style:font-weight-asian="bold" style:font-weight-complex="bold"/>
    </style:style>
    <style:style style:name="P3" style:parent-style-name="Standard" style:family="paragraph">
      <style:paragraph-properties fo:margin-left="0.5in" fo:text-indent="0.25in">
        <style:tab-stops/>
      </style:paragraph-properties>
      <style:text-properties style:font-weight-complex="bold"/>
    </style:style>
    <style:style style:name="P4" style:parent-style-name="Standard" style:family="paragraph">
      <style:paragraph-properties fo:margin-left="0.5in" fo:text-indent="0.25in">
        <style:tab-stops/>
      </style:paragraph-properties>
      <style:text-properties style:font-weight-complex="bold"/>
    </style:style>
    <style:style style:name="P5" style:parent-style-name="Standard" style:family="paragraph">
      <style:paragraph-properties fo:margin-left="0.5in" fo:text-indent="0.25in">
        <style:tab-stops/>
      </style:paragraph-properties>
      <style:text-properties style:font-weight-complex="bold"/>
    </style:style>
    <style:style style:name="P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" style:parent-style-name="Standard" style:list-style-name="LFO1" style:family="paragraph">
      <style:text-properties fo:font-weight="bold" style:font-weight-asian="bold" style:font-weight-complex="bold"/>
    </style:style>
    <style:style style:name="P8" style:parent-style-name="Standard" style:family="paragraph">
      <style:paragraph-properties fo:margin-left="0.5in" fo:text-indent="0.25in">
        <style:tab-stops/>
      </style:paragraph-properties>
      <style:text-properties style:font-weight-complex="bold"/>
    </style:style>
    <style:style style:name="P9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10" style:parent-style-name="Standard" style:list-style-name="LFO1" style:family="paragraph">
      <style:text-properties fo:font-weight="bold" style:font-weight-asian="bold" style:font-weight-complex="bold"/>
    </style:style>
    <style:style style:name="P11" style:parent-style-name="Standard" style:family="paragraph">
      <style:paragraph-properties fo:margin-left="0.4923in" fo:text-indent="0.2576in">
        <style:tab-stops/>
      </style:paragraph-properties>
      <style:text-properties style:font-weight-complex="bold"/>
    </style:style>
    <style:style style:name="P12" style:parent-style-name="Standard" style:family="paragraph">
      <style:text-properties style:font-weight-complex="bold"/>
    </style:style>
    <style:style style:name="P13" style:parent-style-name="Standard" style:list-style-name="LFO1" style:family="paragraph">
      <style:text-properties fo:font-weight="bold" style:font-weight-asian="bold" style:font-weight-complex="bold"/>
    </style:style>
    <style:style style:name="P14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15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16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17" style:parent-style-name="Standard" style:family="paragraph">
      <style:text-properties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style:font-weight-complex="bold"/>
    </style:style>
    <style:style style:name="P21" style:parent-style-name="Standard" style:family="paragraph">
      <style:text-properties style:font-weight-complex="bold"/>
    </style:style>
    <style:style style:name="P22" style:parent-style-name="Standard" style:family="paragraph">
      <style:text-properties style:font-weight-complex="bold"/>
    </style:style>
    <style:style style:name="P23" style:parent-style-name="Standard" style:family="paragraph">
      <style:text-properties style:font-weight-complex="bold"/>
    </style:style>
    <style:style style:name="P24" style:parent-style-name="Standard" style:family="paragraph">
      <style:text-properties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/>
    </style:style>
    <style:style style:name="P26" style:parent-style-name="Standard" style:family="paragraph">
      <style:paragraph-properties fo:text-indent="0.4923in"/>
      <style:text-properties style:font-weight-complex="bold"/>
    </style:style>
    <style:style style:name="P27" style:parent-style-name="Standard" style:family="paragraph">
      <style:paragraph-properties fo:margin-left="0.4923in" fo:text-indent="0.0416in">
        <style:tab-stops/>
      </style:paragraph-properties>
    </style:style>
    <style:style style:name="T28" style:parent-style-name="Основнойшрифтабзаца" style:family="text">
      <style:text-properties style:font-weight-complex="bold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weight-complex="bold" fo:language="en" fo:country="US"/>
    </style:style>
    <style:style style:name="P30" style:parent-style-name="Standard" style:list-style-name="LFO1" style:family="paragraph"/>
    <style:style style:name="T31" style:parent-style-name="Основнойшрифтабзаца" style:family="text">
      <style:text-properties fo:font-weight="bold" style:font-weight-asian="bold" style:font-weight-complex="bold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4" style:parent-style-name="Основнойшрифтабзаца" style:family="text">
      <style:text-properties fo:font-weight="bold" style:font-weight-asian="bold" style:font-weight-complex="bold"/>
    </style:style>
    <style:style style:name="T3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T3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T4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margin-left="0.5in">
        <style:tab-stops/>
      </style:paragraph-properties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P50" style:parent-style-name="Standard" style:family="paragraph">
      <style:paragraph-properties fo:margin-left="0.5in">
        <style:tab-stops/>
      </style:paragraph-properties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Standard" style:family="paragraph">
      <style:paragraph-properties fo:margin-left="0.5in">
        <style:tab-stops/>
      </style:paragraph-properties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T58" style:parent-style-name="Основнойшрифтабзаца" style:family="text">
      <style:text-properties style:font-weight-complex="bold"/>
    </style:style>
    <style:style style:name="T59" style:parent-style-name="Основнойшрифтабзаца" style:family="text">
      <style:text-properties style:font-weight-complex="bold" fo:language="en" fo:country="US"/>
    </style:style>
    <style:style style:name="P60" style:parent-style-name="Standard" style:family="paragraph">
      <style:paragraph-properties fo:margin-left="0.5in">
        <style:tab-stops/>
      </style:paragraph-properties>
      <style:text-properties style:font-weight-complex="bold" fo:language="en" fo:country="US"/>
    </style:style>
    <style:style style:name="P61" style:parent-style-name="Standard" style:list-style-name="LFO1" style:family="paragraph">
      <style:text-properties fo:font-weight="bold" style:font-weight-asian="bold" style:font-weight-complex="bold"/>
    </style:style>
    <style:style style:name="P62" style:parent-style-name="Standard" style:family="paragraph">
      <style:paragraph-properties fo:margin-left="0.5in">
        <style:tab-stops/>
      </style:paragraph-properties>
    </style:style>
    <style:style style:name="T63" style:parent-style-name="Основнойшрифтабзаца" style:family="text">
      <style:text-properties style:font-weight-complex="bold"/>
    </style:style>
    <style:style style:name="T64" style:parent-style-name="Основнойшрифтабзаца" style:family="text">
      <style:text-properties style:font-weight-complex="bold" fo:language="en" fo:country="US"/>
    </style:style>
    <style:style style:name="T65" style:parent-style-name="Основнойшрифтабзаца" style:family="text">
      <style:text-properties style:font-weight-complex="bold"/>
    </style:style>
    <style:style style:name="P66" style:parent-style-name="Standard" style:family="paragraph">
      <style:paragraph-properties fo:margin-left="0.25in">
        <style:tab-stops/>
      </style:paragraph-properties>
      <style:text-properties style:font-weight-complex="bold"/>
    </style:style>
    <style:style style:name="P67" style:parent-style-name="Standard" style:list-style-name="LFO1" style:family="paragraph">
      <style:text-properties fo:font-weight="bold" style:font-weight-asian="bold" style:font-weight-complex="bold"/>
    </style:style>
    <style:style style:name="P68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69" style:parent-style-name="Standard" style:list-style-name="LFO1" style:family="paragraph">
      <style:text-properties fo:font-weight="bold" style:font-weight-asian="bold" style:font-weight-complex="bold"/>
    </style:style>
    <style:style style:name="P70" style:parent-style-name="Standard" style:family="paragraph">
      <style:paragraph-properties fo:margin-left="0.4923in">
        <style:tab-stops/>
      </style:paragraph-properties>
    </style:style>
    <style:style style:name="T71" style:parent-style-name="Основнойшрифтабзаца" style:family="text">
      <style:text-properties style:font-name-complex="Mangal" style:font-weight-complex="bold" style:font-size-complex="10.5pt"/>
    </style:style>
    <style:style style:name="T72" style:parent-style-name="Основнойшрифтабзаца" style:family="text">
      <style:text-properties style:font-name-complex="Mangal" style:font-weight-complex="bold" style:font-size-complex="10.5pt"/>
    </style:style>
    <style:style style:name="T73" style:parent-style-name="Основнойшрифтабзаца" style:family="text">
      <style:text-properties style:font-name-complex="Mangal" style:font-weight-complex="bold" style:font-size-complex="10.5pt"/>
    </style:style>
    <style:style style:name="P74" style:parent-style-name="Standard" style:family="paragraph">
      <style:paragraph-properties fo:margin-left="0.4923in">
        <style:tab-stops/>
      </style:paragraph-properties>
      <style:text-properties style:font-name-complex="Mangal" style:font-weight-complex="bold" style:font-size-complex="10.5pt"/>
    </style:style>
    <style:style style:name="P75" style:parent-style-name="Standard" style:list-style-name="LFO1" style:family="paragraph">
      <style:text-properties fo:font-weight="bold" style:font-weight-asian="bold" style:font-weight-complex="bold"/>
    </style:style>
    <style:style style:name="P76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77" style:parent-style-name="Standard" style:family="paragraph">
      <style:paragraph-properties fo:margin-left="0.5in">
        <style:tab-stops/>
      </style:paragraph-properties>
      <style:text-properties style:font-weight-complex="bold"/>
    </style:style>
    <style:style style:name="P78" style:parent-style-name="Standard" style:list-style-name="LFO1" style:family="paragraph"/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T80" style:parent-style-name="Основнойшрифтабзаца" style:family="text">
      <style:text-properties fo:font-weight="bold" style:font-weight-asian="bold" style:font-weight-complex="bold"/>
    </style:style>
    <style:style style:name="P81" style:parent-style-name="Standard" style:family="paragraph">
      <style:paragraph-properties fo:margin-left="0.25in">
        <style:tab-stops/>
      </style:paragraph-properties>
      <style:text-properties style:font-weight-complex="bold" fo:language="en" fo:country="US"/>
    </style:style>
    <style:style style:name="P82" style:parent-style-name="Standard" style:list-style-name="LFO1" style:family="paragraph">
      <style:text-properties fo:font-weight="bold" style:font-weight-asian="bold" style:font-weight-complex="bold"/>
    </style:style>
    <style:style style:name="P83" style:parent-style-name="Standard" style:family="paragraph">
      <style:paragraph-properties fo:margin-left="0.4923in">
        <style:tab-stops/>
      </style:paragraph-properties>
    </style:style>
    <style:style style:name="T84" style:parent-style-name="Основнойшрифтабзаца" style:family="text">
      <style:text-properties style:font-name-complex="Mangal" style:font-weight-complex="bold" style:font-size-complex="10.5pt"/>
    </style:style>
    <style:style style:name="P85" style:parent-style-name="Standard" style:family="paragraph">
      <style:text-properties style:font-weight-complex="bold" fo:language="en" fo:country="US"/>
    </style:style>
    <style:style style:name="P86" style:parent-style-name="Standard" style:list-style-name="LFO1" style:family="paragraph"/>
    <style:style style:name="T87" style:parent-style-name="Основнойшрифтабзаца" style:family="text">
      <style:text-properties fo:font-weight="bold" style:font-weight-asian="bold" style:font-weight-complex="bold"/>
    </style:style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T90" style:parent-style-name="Основнойшрифтабзаца" style:family="text">
      <style:text-properties fo:font-weight="bold" style:font-weight-asian="bold" style:font-weight-complex="bold"/>
    </style:style>
    <style:style style:name="T91" style:parent-style-name="Основнойшрифтабзаца" style:family="text">
      <style:text-properties fo:font-weight="bold" style:font-weight-asian="bold" style:font-weight-complex="bold"/>
    </style:style>
    <style:style style:name="T9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T9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/>
    </style:style>
    <style:style style:name="T9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/>
    </style:style>
    <style:style style:name="T9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9" style:parent-style-name="Основнойшрифтабзаца" style:family="text">
      <style:text-properties fo:font-weight="bold" style:font-weight-asian="bold" style:font-weight-complex="bold"/>
    </style:style>
    <style:style style:name="T10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01" style:parent-style-name="Основнойшрифтабзаца" style:family="text">
      <style:text-properties fo:font-weight="bold" style:font-weight-asian="bold" style:font-weight-complex="bold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Основнойшрифтабзаца" style:family="text">
      <style:text-properties style:font-weight-complex="bold" fo:language="en" fo:country="US"/>
    </style:style>
    <style:style style:name="T104" style:parent-style-name="Основнойшрифтабзаца" style:family="text">
      <style:text-properties style:font-weight-complex="bold"/>
    </style:style>
    <style:style style:name="T105" style:parent-style-name="Основнойшрифтабзаца" style:family="text">
      <style:text-properties style:font-weight-complex="bold"/>
    </style:style>
    <style:style style:name="T106" style:parent-style-name="Основнойшрифтабзаца" style:family="text">
      <style:text-properties style:font-weight-complex="bold" fo:language="en" fo:country="US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Основнойшрифтабзаца" style:family="text">
      <style:text-properties style:font-weight-complex="bold" fo:language="en" fo:country="US"/>
    </style:style>
    <style:style style:name="T109" style:parent-style-name="Основнойшрифтабзаца" style:family="text">
      <style:text-properties style:font-weight-complex="bold" fo:language="en" fo:country="US"/>
    </style:style>
    <style:style style:name="T110" style:parent-style-name="Основнойшрифтабзаца" style:family="text">
      <style:text-properties style:font-weight-complex="bold" fo:language="en" fo:country="US"/>
    </style:style>
    <style:style style:name="T111" style:parent-style-name="Основнойшрифтабзаца" style:family="text">
      <style:text-properties style:font-weight-complex="bold"/>
    </style:style>
    <style:style style:name="T112" style:parent-style-name="Основнойшрифтабзаца" style:family="text">
      <style:text-properties style:font-weight-complex="bold"/>
    </style:style>
    <style:style style:name="T113" style:parent-style-name="Основнойшрифтабзаца" style:family="text">
      <style:text-properties style:font-weight-complex="bold" fo:language="en" fo:country="US"/>
    </style:style>
    <style:style style:name="P114" style:parent-style-name="Standard" style:family="paragraph">
      <style:paragraph-properties fo:margin-left="0.5in">
        <style:tab-stops/>
      </style:paragraph-properties>
    </style:style>
    <style:style style:name="T115" style:parent-style-name="Основнойшрифтабзаца" style:family="text">
      <style:text-properties style:font-weight-complex="bold" fo:language="en" fo:country="US"/>
    </style:style>
    <style:style style:name="T116" style:parent-style-name="Основнойшрифтабзаца" style:family="text">
      <style:text-properties style:font-weight-complex="bold"/>
    </style:style>
    <style:style style:name="T117" style:parent-style-name="Основнойшрифтабзаца" style:family="text">
      <style:text-properties style:font-weight-complex="bold" fo:language="en" fo:country="US"/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T119" style:parent-style-name="Основнойшрифтабзаца" style:family="text">
      <style:text-properties style:font-weight-complex="bold" fo:language="en" fo:country="US"/>
    </style:style>
    <style:style style:name="T120" style:parent-style-name="Основнойшрифтабзаца" style:family="text">
      <style:text-properties style:font-weight-complex="bold"/>
    </style:style>
    <style:style style:name="T121" style:parent-style-name="Основнойшрифтабзаца" style:family="text">
      <style:text-properties style:font-weight-complex="bold" fo:language="en" fo:country="US"/>
    </style:style>
    <style:style style:name="T122" style:parent-style-name="Основнойшрифтабзаца" style:family="text">
      <style:text-properties style:font-weight-complex="bold"/>
    </style:style>
    <style:style style:name="T123" style:parent-style-name="Основнойшрифтабзаца" style:family="text">
      <style:text-properties style:font-weight-complex="bold" fo:language="en" fo:country="US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Основнойшрифтабзаца" style:family="text">
      <style:text-properties style:font-weight-complex="bold" fo:language="en" fo:country="US"/>
    </style:style>
    <style:style style:name="T126" style:parent-style-name="Основнойшрифтабзаца" style:family="text">
      <style:text-properties style:font-weight-complex="bold"/>
    </style:style>
    <style:style style:name="T127" style:parent-style-name="Основнойшрифтабзаца" style:family="text">
      <style:text-properties style:font-weight-complex="bold" fo:language="en" fo:country="US"/>
    </style:style>
    <style:style style:name="T128" style:parent-style-name="Основнойшрифтабзаца" style:family="text">
      <style:text-properties style:font-weight-complex="bold"/>
    </style:style>
    <style:style style:name="T129" style:parent-style-name="Основнойшрифтабзаца" style:family="text">
      <style:text-properties style:font-weight-complex="bold" fo:language="en" fo:country="US"/>
    </style:style>
    <style:style style:name="P13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Создать 3 фильтра</text:p>
        </text:list-item>
      </text:list>
      <text:p text:style-name="Standard"/>
      <text:list text:style-name="LFO1" text:continue-numbering="true">
        <text:list-item>
          <text:list>
            <text:list-item>
              <text:p text:style-name="P2">По цвету</text:p>
            </text:list-item>
          </text:list>
        </text:list-item>
      </text:list>
      <text:p text:style-name="P3">Данные приходят из 1с (в 1 не реализовано).</text:p>
      <text:p text:style-name="P4">В представлении должны отображаться квадраты с цветом.</text:p>
      <text:p text:style-name="P5">Вид - список</text:p>
      <text:p text:style-name="P6"/>
      <text:list text:style-name="LFO1" text:continue-numbering="true">
        <text:list-item>
          <text:list>
            <text:list-item>
              <text:p text:style-name="P7">По стилю</text:p>
            </text:list-item>
          </text:list>
        </text:list-item>
      </text:list>
      <text:p text:style-name="P8">Вид - список</text:p>
      <text:p text:style-name="P9"/>
      <text:list text:style-name="LFO1" text:continue-numbering="true">
        <text:list-item>
          <text:list>
            <text:list-item>
              <text:p text:style-name="P10">По длине</text:p>
            </text:list-item>
          </text:list>
        </text:list-item>
      </text:list>
      <text:p text:style-name="P11">Вид –<text:s/>список</text:p>
      <text:p text:style-name="P12"/>
      <text:list text:style-name="LFO1" text:continue-numbering="true">
        <text:list-item>
          <text:p text:style-name="P13">Добавить Ярлык «новая коллекция»</text:p>
        </text:list-item>
      </text:list>
      <text:p text:style-name="P14">Данные приходят из 1с (в 1 не реализовано).</text:p>
      <text:p text:style-name="P15">В представлении отображается ярлык с пометкой «новая коллекция»</text:p>
      <text:p text:style-name="P16">Добавить в список товара, просмотр товара, корзина</text:p>
      <text:p text:style-name="P17"/>
      <text:list text:style-name="LFO1" text:continue-numbering="true">
        <text:list-item>
          <text:p text:style-name="P18">Сделать рабочую сортировку по цене<text:s/>(возрастанию\убыванию)</text:p>
        </text:list-item>
      </text:list>
      <text:p text:style-name="Standard"><text:span text:style-name="T19"><text:tab/></text:span><text:span text:style-name="T20">Есть 2 цены: розничная и оптовая.<text:s/></text:span></text:p>
      <text:p text:style-name="P21"><text:tab/>Если человеку не доступны оптовые цены, показываются розничные.</text:p>
      <text:p text:style-name="P22"><text:tab/>Если доступны, показываются оптовые.</text:p>
      <text:p text:style-name="P23"><text:tab/>Сортировка должна работать к текущим для пользователя ценам.<text:s/></text:p>
      <text:p text:style-name="P24"/>
      <text:list text:style-name="LFO1" text:continue-numbering="true">
        <text:list-item>
          <text:p text:style-name="P25">Показать разницу цен, если есть скидка на товар.<text:s/></text:p>
        </text:list-item>
      </text:list>
      <text:p text:style-name="P26">В товаре есть поле скидка, из 1с выгружается размер скидки.</text:p>
      <text:p text:style-name="P27"><text:span text:style-name="T28">представлении вывести разницу цены, то есть, если заполнено поле скидки, должна показываться старая цена. <text:s/>(список товаров, просмотр товара, корзина) <text:s/></text:span></text:p>
      <text:p text:style-name="P29"/>
      <text:list text:style-name="LFO1" text:continue-numbering="true">
        <text:list-item>
          <text:p text:style-name="P30"><text:span text:style-name="T31">Блог, включить вывод ка</text:span><text:span text:style-name="T32">тегорий (</text:span><text:span text:style-name="T33">http</text:span><text:span text:style-name="T34">://</text:span><text:span text:style-name="T35">shop</text:span><text:span text:style-name="T36">.</text:span><text:span text:style-name="T37">anomoda</text:span><text:span text:style-name="T38">.</text:span><text:span text:style-name="T39">ru</text:span><text:span text:style-name="T40">/</text:span><text:span text:style-name="T41">article</text:span><text:span text:style-name="T42">/)</text:span></text:p>
        </text:list-item>
      </text:list>
      <text:p text:style-name="P43">Добавить вывод категорий (название, картинка анонса). Должны отображаться категории и все статье находящиеся в них. При нажатии на категорию, отображаются статьи находящиеся в данной категории. Пагинация<text:span text:style-name="T44">.</text:span></text:p>
      <text:p text:style-name="P45"><text:span text:style-name="T46">url: site</text:span><text:span text:style-name="T47">.ru/article/category_name<text:s/></text:span>показываются<text:span text:style-name="T48"><text:s/></text:span>статьи<text:span text:style-name="T49"><text:s/></text:span></text:p>
      <text:p text:style-name="P50"><text:span text:style-name="T51">url: site.ru/article/category_name/article_name<text:s/></text:span>статья<text:span text:style-name="T52"><text:s/></text:span></text:p>
      <text:p text:style-name="P53"><text:span text:style-name="T54">url: site.ru/article<text:s/></text:span>у<text:span text:style-name="T55"><text:s/></text:span>статьей<text:span text:style-name="T56"><text:s/>url: site.ru/article/category_name/article_name</text:span></text:p>
      <text:p text:style-name="P57"><text:span text:style-name="T58">Должны находиться в<text:s/></text:span><text:span text:style-name="T59">sitemap</text:span></text:p>
      <text:p text:style-name="P60"/>
      <text:list text:style-name="LFO1" text:continue-numbering="true">
        <text:list-item>
          <text:p text:style-name="P61">Показывать распродажный товар в каталоге</text:p>
        </text:list-item>
      </text:list>
      <text:p text:style-name="P62"><text:span text:style-name="T63">Показать распродажный товар при просмотре в каталоге. Сейчас только если присутствует<text:s/></text:span><text:span text:style-name="T64">get</text:span><text:span text:style-name="T65"><text:s/>параметр. При нажатии ссылка Распродажа, показываются только товары из распродажи.<text:s/></text:span></text:p>
      <text:p text:style-name="P66"/>
      <text:list text:style-name="LFO1" text:continue-numbering="true">
        <text:list-item>
          <text:p text:style-name="P67">Добавить в поиск, поиск по типу одежды</text:p>
        </text:list-item>
      </text:list>
      <text:p text:style-name="P68"/>
      <text:list text:style-name="LFO1" text:continue-numbering="true">
        <text:list-item>
          <text:p text:style-name="P69">Отзывы для зарегистрированных пользователей</text:p>
        </text:list-item>
      </text:list>
      <text:p text:style-name="P70"><text:span text:style-name="T71">Сейчас отзывы скрыты, любой пользователь может оставить отзыв. Сделать, только для</text:span><text:span text:style-name="T72"><text:s/></text:span><text:span text:style-name="T73">зарегистрированных. Подставляются его данные.<text:s/></text:span></text:p>
      <text:p text:style-name="P74"/>
      <text:list text:style-name="LFO1" text:continue-numbering="true">
        <text:list-item>
          <text:p text:style-name="P75">Показать картинки в блоке "Вы смотрели"</text:p>
        </text:list-item>
      </text:list>
      <text:p text:style-name="P76">Должны отображаться картинки, сейчас они не показываются.</text:p>
      <text:p text:style-name="P77"/>
      <text:soft-page-break/>
      <text:list text:style-name="LFO1" text:continue-numbering="true">
        <text:list-item>
          <text:p text:style-name="P78"><text:span text:style-name="T79">Аутентификация,<text:s/></text:span><text:span text:style-name="T80">регистрация через социальные сервисы</text:span></text:p>
        </text:list-item>
      </text:list>
      <text:p text:style-name="P81"/>
      <text:list text:style-name="LFO1" text:continue-numbering="true">
        <text:list-item>
          <text:p text:style-name="P82">Перенос сайта на другой сервер.<text:s/></text:p>
        </text:list-item>
      </text:list>
      <text:p text:style-name="P83"><text:span text:style-name="T84">Перенести сайт, все сервисы должны работать. Обмен, оплата банк. картами и т.д.</text:span></text:p>
      <text:p text:style-name="P85"/>
      <text:list text:style-name="LFO1" text:continue-numbering="true">
        <text:list-item>
          <text:p text:style-name="P86"><text:span text:style-name="T87">Добавить дополнительные</text:span><text:span text:style-name="T88"><text:s/></text:span><text:span text:style-name="T89">теги</text:span><text:span text:style-name="T90"><text:s/></text:span><text:span text:style-name="T91">в<text:s/></text:span><text:span text:style-name="T92">xml</text:span><text:span text:style-name="T93"><text:s/></text:span><text:span text:style-name="T94">Yandex</text:span><text:span text:style-name="T95">-</text:span><text:span text:style-name="T96">simple</text:span><text:span text:style-name="T97">, для выгрузки товаров в<text:s/></text:span><text:span text:style-name="T98">yandex</text:span><text:span text:style-name="T99"><text:s/></text:span><text:span text:style-name="T100">market</text:span><text:span text:style-name="T101">.</text:span></text:p>
        </text:list-item>
      </text:list>
      <text:p text:style-name="P102"><text:span text:style-name="T103">&lt;picture&gt;</text:span><text:span text:style-name="T104">К</text:span><text:span text:style-name="T105">артинка</text:span><text:span text:style-name="T106">&lt;/picture&gt;</text:span></text:p>
      <text:p text:style-name="P107"><text:span text:style-name="T108"><text:s/>&lt;</text:span><text:span text:style-name="T109">vendorCode</text:span><text:span text:style-name="T110">&gt;</text:span><text:span text:style-name="T111">А</text:span><text:span text:style-name="T112">ртикул</text:span><text:span text:style-name="T113">&lt;/vendorCode&gt;</text:span></text:p>
      <text:p text:style-name="P114"><text:span text:style-name="T115">&lt;description&gt;</text:span><text:span text:style-name="T116">Описани</text:span><text:span text:style-name="T117">&lt;/description&gt;</text:span></text:p>
      <text:p text:style-name="P118"><text:span text:style-name="T119">&lt;param name=”</text:span><text:span text:style-name="T120">Размер</text:span><text:span text:style-name="T121">”&gt;</text:span><text:span text:style-name="T122">Размер</text:span><text:span text:style-name="T123">&lt;/param&gt;</text:span></text:p>
      <text:p text:style-name="P124"><text:span text:style-name="T125">&lt;param name=”</text:span><text:span text:style-name="T126">Состав</text:span><text:span text:style-name="T127">”&gt;</text:span><text:span text:style-name="T128">Состав</text:span><text:span text:style-name="T129">&lt;/param&gt;</text:span>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Кирил</meta:initial-creator>
    <dc:creator>ARstudio</dc:creator>
    <meta:creation-date>2016-12-22T14:33:00Z</meta:creation-date>
    <dc:date>2016-12-29T04:39:00Z</dc:date>
    <meta:template xlink:href="Normal" xlink:type="simple"/>
    <meta:editing-cycles>4</meta:editing-cycles>
    <meta:editing-duration>PT5160S</meta:editing-duration>
    <meta:document-statistic meta:page-count="2" meta:paragraph-count="4" meta:word-count="350" meta:character-count="2346" meta:row-count="16" meta:non-whitespace-character-count="2000"/>
  </office:meta>
</office:document-meta>
</file>